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8080" gnm:background-colour="#ff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" style:family="table-cell" style:data-style-name="General">
      <style:table-cell-properties fo:background-color="#83caff" gnm:background-colour="#83ca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" style:family="table-cell" style:data-style-name="General">
      <style:table-cell-properties fo:background-color="#ffff99" gnm:background-colour="#ffff99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dddddd" gnm:background-colour="#dddddd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1" style:condition="of:is-true-formula(AND([.$F6]=1;[.$E6]&lt;9999))" style:base-cell-address="$'Sheet1'.$A$6"/>
      <style:map style:apply-style-name="Gnumeric-2" style:condition="of:is-true-formula(AND([.$F6]=2;[.$E6]&lt;9999))" style:base-cell-address="$'Sheet1'.$A$6"/>
      <style:map style:apply-style-name="Gnumeric-3" style:condition="of:is-true-formula(AND([.$F6]=3;[.$E6]&lt;9999))" style:base-cell-address="$'Sheet1'.$A$6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7]=1;[.$E7]&lt;9999))" style:base-cell-address="$'Sheet1'.$A$7"/>
      <style:map style:apply-style-name="Gnumeric-4" style:condition="of:is-true-formula(AND([.$F7]=2;[.$E7]&lt;9999))" style:base-cell-address="$'Sheet1'.$A$7"/>
      <style:map style:apply-style-name="Gnumeric-4" style:condition="of:is-true-formula(AND([.$F7]=3;[.$E7]&lt;9999))" style:base-cell-address="$'Sheet1'.$A$7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50]=1;[.$E50]&lt;9999))" style:base-cell-address="$'Sheet1'.$A$50"/>
      <style:map style:apply-style-name="Gnumeric-4" style:condition="of:is-true-formula(AND([.$F50]=2;[.$E50]&lt;9999))" style:base-cell-address="$'Sheet1'.$A$50"/>
      <style:map style:apply-style-name="Gnumeric-4" style:condition="of:is-true-formula(AND([.$F50]=3;[.$E50]&lt;9999))" style:base-cell-address="$'Sheet1'.$A$50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6]=1;[.$E6]&lt;9999))" style:base-cell-address="$'Sheet1'.$B$6"/>
      <style:map style:apply-style-name="Gnumeric-4" style:condition="of:is-true-formula(AND([.$F6]=2;[.$E6]&lt;9999))" style:base-cell-address="$'Sheet1'.$B$6"/>
      <style:map style:apply-style-name="Gnumeric-4" style:condition="of:is-true-formula(AND([.$F6]=3;[.$E6]&lt;9999))" style:base-cell-address="$'Sheet1'.$B$6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7]=1;[.$E7]&lt;9999))" style:base-cell-address="$'Sheet1'.$B$7"/>
      <style:map style:apply-style-name="Gnumeric-4" style:condition="of:is-true-formula(AND([.$F7]=2;[.$E7]&lt;9999))" style:base-cell-address="$'Sheet1'.$B$7"/>
      <style:map style:apply-style-name="Gnumeric-4" style:condition="of:is-true-formula(AND([.$F7]=3;[.$E7]&lt;9999))" style:base-cell-address="$'Sheet1'.$B$7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9]=1;[.$E9]&lt;9999))" style:base-cell-address="$'Sheet1'.$B$9"/>
      <style:map style:apply-style-name="Gnumeric-4" style:condition="of:is-true-formula(AND([.$F9]=2;[.$E9]&lt;9999))" style:base-cell-address="$'Sheet1'.$B$9"/>
      <style:map style:apply-style-name="Gnumeric-4" style:condition="of:is-true-formula(AND([.$F9]=3;[.$E9]&lt;9999))" style:base-cell-address="$'Sheet1'.$B$9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10]=1;[.$E10]&lt;9999))" style:base-cell-address="$'Sheet1'.$B$10"/>
      <style:map style:apply-style-name="Gnumeric-4" style:condition="of:is-true-formula(AND([.$F10]=2;[.$E10]&lt;9999))" style:base-cell-address="$'Sheet1'.$B$10"/>
      <style:map style:apply-style-name="Gnumeric-4" style:condition="of:is-true-formula(AND([.$F10]=3;[.$E10]&lt;9999))" style:base-cell-address="$'Sheet1'.$B$10"/>
    </style:style>
    <style:style style:name="ACE-15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11]=1;[.$E11]&lt;9999))" style:base-cell-address="$'Sheet1'.$B$11"/>
      <style:map style:apply-style-name="Gnumeric-4" style:condition="of:is-true-formula(AND([.$F11]=2;[.$E11]&lt;9999))" style:base-cell-address="$'Sheet1'.$B$11"/>
      <style:map style:apply-style-name="Gnumeric-4" style:condition="of:is-true-formula(AND([.$F11]=3;[.$E11]&lt;9999))" style:base-cell-address="$'Sheet1'.$B$11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12]=1;[.$E12]&lt;9999))" style:base-cell-address="$'Sheet1'.$B$12"/>
      <style:map style:apply-style-name="Gnumeric-4" style:condition="of:is-true-formula(AND([.$F12]=2;[.$E12]&lt;9999))" style:base-cell-address="$'Sheet1'.$B$12"/>
      <style:map style:apply-style-name="Gnumeric-4" style:condition="of:is-true-formula(AND([.$F12]=3;[.$E12]&lt;9999))" style:base-cell-address="$'Sheet1'.$B$12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50]=1;[.$E50]&lt;9999))" style:base-cell-address="$'Sheet1'.$B$50"/>
      <style:map style:apply-style-name="Gnumeric-4" style:condition="of:is-true-formula(AND([.$F50]=2;[.$E50]&lt;9999))" style:base-cell-address="$'Sheet1'.$B$50"/>
      <style:map style:apply-style-name="Gnumeric-4" style:condition="of:is-true-formula(AND([.$F50]=3;[.$E50]&lt;9999))" style:base-cell-address="$'Sheet1'.$B$50"/>
    </style:style>
    <style:style style:name="ACE-18" style:family="table-cell" style:data-style-name="General">
      <style:table-cell-properties fo:background-color="#ff8080" gnm:background-colour="#ff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19" style:family="table-cell" style:data-style-name="General">
      <style:table-cell-properties fo:background-color="#83caff" gnm:background-colour="#83ca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20" style:family="table-cell" style:data-style-name="General">
      <style:table-cell-properties fo:background-color="#ffff99" gnm:background-colour="#ffff99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2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6]=1;[.$E6]&lt;9999))" style:base-cell-address="$'Sheet1'.$D$6"/>
      <style:map style:apply-style-name="Gnumeric-4" style:condition="of:is-true-formula(AND([.$F6]=2;[.$E6]&lt;9999))" style:base-cell-address="$'Sheet1'.$D$6"/>
      <style:map style:apply-style-name="Gnumeric-4" style:condition="of:is-true-formula(AND([.$F6]=3;[.$E6]&lt;9999))" style:base-cell-address="$'Sheet1'.$D$6"/>
    </style:style>
    <style:style style:name="ACE-2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7]=1;[.$E7]&lt;9999))" style:base-cell-address="$'Sheet1'.$D$7"/>
      <style:map style:apply-style-name="Gnumeric-4" style:condition="of:is-true-formula(AND([.$F7]=2;[.$E7]&lt;9999))" style:base-cell-address="$'Sheet1'.$D$7"/>
      <style:map style:apply-style-name="Gnumeric-4" style:condition="of:is-true-formula(AND([.$F7]=3;[.$E7]&lt;9999))" style:base-cell-address="$'Sheet1'.$D$7"/>
    </style:style>
    <style:style style:name="ACE-23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9]=1;[.$E9]&lt;9999))" style:base-cell-address="$'Sheet1'.$D$9"/>
      <style:map style:apply-style-name="Gnumeric-4" style:condition="of:is-true-formula(AND([.$F9]=2;[.$E9]&lt;9999))" style:base-cell-address="$'Sheet1'.$D$9"/>
      <style:map style:apply-style-name="Gnumeric-4" style:condition="of:is-true-formula(AND([.$F9]=3;[.$E9]&lt;9999))" style:base-cell-address="$'Sheet1'.$D$9"/>
    </style:style>
    <style:style style:name="ACE-24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10]=1;[.$E10]&lt;9999))" style:base-cell-address="$'Sheet1'.$D$10"/>
      <style:map style:apply-style-name="Gnumeric-4" style:condition="of:is-true-formula(AND([.$F10]=2;[.$E10]&lt;9999))" style:base-cell-address="$'Sheet1'.$D$10"/>
      <style:map style:apply-style-name="Gnumeric-4" style:condition="of:is-true-formula(AND([.$F10]=3;[.$E10]&lt;9999))" style:base-cell-address="$'Sheet1'.$D$10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11]=1;[.$E11]&lt;9999))" style:base-cell-address="$'Sheet1'.$D$11"/>
      <style:map style:apply-style-name="Gnumeric-4" style:condition="of:is-true-formula(AND([.$F11]=2;[.$E11]&lt;9999))" style:base-cell-address="$'Sheet1'.$D$11"/>
      <style:map style:apply-style-name="Gnumeric-4" style:condition="of:is-true-formula(AND([.$F11]=3;[.$E11]&lt;9999))" style:base-cell-address="$'Sheet1'.$D$11"/>
    </style:style>
    <style:style style:name="ACE-26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12]=1;[.$E12]&lt;9999))" style:base-cell-address="$'Sheet1'.$D$12"/>
      <style:map style:apply-style-name="Gnumeric-4" style:condition="of:is-true-formula(AND([.$F12]=2;[.$E12]&lt;9999))" style:base-cell-address="$'Sheet1'.$D$12"/>
      <style:map style:apply-style-name="Gnumeric-4" style:condition="of:is-true-formula(AND([.$F12]=3;[.$E12]&lt;9999))" style:base-cell-address="$'Sheet1'.$D$12"/>
    </style:style>
    <style:style style:name="ACE-27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50]=1;[.$E50]&lt;9999))" style:base-cell-address="$'Sheet1'.$D$50"/>
      <style:map style:apply-style-name="Gnumeric-4" style:condition="of:is-true-formula(AND([.$F50]=2;[.$E50]&lt;9999))" style:base-cell-address="$'Sheet1'.$D$50"/>
      <style:map style:apply-style-name="Gnumeric-4" style:condition="of:is-true-formula(AND([.$F50]=3;[.$E50]&lt;9999))" style:base-cell-address="$'Sheet1'.$D$50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9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6]=1;[.$E6]&lt;9999))" style:base-cell-address="$'Sheet1'.$E$6"/>
      <style:map style:apply-style-name="Gnumeric-4" style:condition="of:is-true-formula(AND([.$F6]=2;[.$E6]&lt;9999))" style:base-cell-address="$'Sheet1'.$E$6"/>
      <style:map style:apply-style-name="Gnumeric-4" style:condition="of:is-true-formula(AND([.$F6]=3;[.$E6]&lt;9999))" style:base-cell-address="$'Sheet1'.$E$6"/>
    </style:style>
    <style:style style:name="ACE-3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7]=1;[.$E7]&lt;9999))" style:base-cell-address="$'Sheet1'.$E$7"/>
      <style:map style:apply-style-name="Gnumeric-4" style:condition="of:is-true-formula(AND([.$F7]=2;[.$E7]&lt;9999))" style:base-cell-address="$'Sheet1'.$E$7"/>
      <style:map style:apply-style-name="Gnumeric-4" style:condition="of:is-true-formula(AND([.$F7]=3;[.$E7]&lt;9999))" style:base-cell-address="$'Sheet1'.$E$7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50]=1;[.$E50]&lt;9999))" style:base-cell-address="$'Sheet1'.$E$50"/>
      <style:map style:apply-style-name="Gnumeric-4" style:condition="of:is-true-formula(AND([.$F50]=2;[.$E50]&lt;9999))" style:base-cell-address="$'Sheet1'.$E$50"/>
      <style:map style:apply-style-name="Gnumeric-4" style:condition="of:is-true-formula(AND([.$F50]=3;[.$E50]&lt;9999))" style:base-cell-address="$'Sheet1'.$E$50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6]=1;[.$E6]&lt;9999))" style:base-cell-address="$'Sheet1'.$F$6"/>
      <style:map style:apply-style-name="Gnumeric-4" style:condition="of:is-true-formula(AND([.$F6]=2;[.$E6]&lt;9999))" style:base-cell-address="$'Sheet1'.$F$6"/>
      <style:map style:apply-style-name="Gnumeric-4" style:condition="of:is-true-formula(AND([.$F6]=3;[.$E6]&lt;9999))" style:base-cell-address="$'Sheet1'.$F$6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7]=1;[.$E7]&lt;9999))" style:base-cell-address="$'Sheet1'.$F$7"/>
      <style:map style:apply-style-name="Gnumeric-4" style:condition="of:is-true-formula(AND([.$F7]=2;[.$E7]&lt;9999))" style:base-cell-address="$'Sheet1'.$F$7"/>
      <style:map style:apply-style-name="Gnumeric-4" style:condition="of:is-true-formula(AND([.$F7]=3;[.$E7]&lt;9999))" style:base-cell-address="$'Sheet1'.$F$7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50]=1;[.$E50]&lt;9999))" style:base-cell-address="$'Sheet1'.$F$50"/>
      <style:map style:apply-style-name="Gnumeric-4" style:condition="of:is-true-formula(AND([.$F50]=2;[.$E50]&lt;9999))" style:base-cell-address="$'Sheet1'.$F$50"/>
      <style:map style:apply-style-name="Gnumeric-4" style:condition="of:is-true-formula(AND([.$F50]=3;[.$E50]&lt;9999))" style:base-cell-address="$'Sheet1'.$F$50"/>
    </style:style>
    <style:style style:name="ACE-35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6]=1;[.$E6]&lt;9999))" style:base-cell-address="$'Sheet1'.$G$6"/>
      <style:map style:apply-style-name="Gnumeric-4" style:condition="of:is-true-formula(AND([.$F6]=2;[.$E6]&lt;9999))" style:base-cell-address="$'Sheet1'.$G$6"/>
      <style:map style:apply-style-name="Gnumeric-4" style:condition="of:is-true-formula(AND([.$F6]=3;[.$E6]&lt;9999))" style:base-cell-address="$'Sheet1'.$G$6"/>
    </style:style>
    <style:style style:name="ACE-36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7]=1;[.$E7]&lt;9999))" style:base-cell-address="$'Sheet1'.$G$7"/>
      <style:map style:apply-style-name="Gnumeric-4" style:condition="of:is-true-formula(AND([.$F7]=2;[.$E7]&lt;9999))" style:base-cell-address="$'Sheet1'.$G$7"/>
      <style:map style:apply-style-name="Gnumeric-4" style:condition="of:is-true-formula(AND([.$F7]=3;[.$E7]&lt;9999))" style:base-cell-address="$'Sheet1'.$G$7"/>
    </style:style>
    <style:style style:name="ACE-37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50]=1;[.$E50]&lt;9999))" style:base-cell-address="$'Sheet1'.$G$50"/>
      <style:map style:apply-style-name="Gnumeric-4" style:condition="of:is-true-formula(AND([.$F50]=2;[.$E50]&lt;9999))" style:base-cell-address="$'Sheet1'.$G$50"/>
      <style:map style:apply-style-name="Gnumeric-4" style:condition="of:is-true-formula(AND([.$F50]=3;[.$E50]&lt;9999))" style:base-cell-address="$'Sheet1'.$G$50"/>
    </style:style>
    <style:style style:name="ACE-38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6]=1;[.$E6]&lt;9999))" style:base-cell-address="$'Sheet1'.$H$6"/>
      <style:map style:apply-style-name="Gnumeric-4" style:condition="of:is-true-formula(AND([.$F6]=2;[.$E6]&lt;9999))" style:base-cell-address="$'Sheet1'.$H$6"/>
      <style:map style:apply-style-name="Gnumeric-4" style:condition="of:is-true-formula(AND([.$F6]=3;[.$E6]&lt;9999))" style:base-cell-address="$'Sheet1'.$H$6"/>
    </style:style>
    <style:style style:name="ACE-39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7]=1;[.$E7]&lt;9999))" style:base-cell-address="$'Sheet1'.$H$7"/>
      <style:map style:apply-style-name="Gnumeric-4" style:condition="of:is-true-formula(AND([.$F7]=2;[.$E7]&lt;9999))" style:base-cell-address="$'Sheet1'.$H$7"/>
      <style:map style:apply-style-name="Gnumeric-4" style:condition="of:is-true-formula(AND([.$F7]=3;[.$E7]&lt;9999))" style:base-cell-address="$'Sheet1'.$H$7"/>
    </style:style>
    <style:style style:name="ACE-40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is-true-formula(AND([.$F50]=1;[.$E50]&lt;9999))" style:base-cell-address="$'Sheet1'.$H$50"/>
      <style:map style:apply-style-name="Gnumeric-4" style:condition="of:is-true-formula(AND([.$F50]=2;[.$E50]&lt;9999))" style:base-cell-address="$'Sheet1'.$H$50"/>
      <style:map style:apply-style-name="Gnumeric-4" style:condition="of:is-true-formula(AND([.$F50]=3;[.$E50]&lt;9999))" style:base-cell-address="$'Sheet1'.$H$50"/>
    </style:style>
    <style:style style:name="ACOL-1" style:family="table-column">
      <style:table-column-properties style:column-width="102.61417322834646pt" style:use-optimal-column-width="true"/>
    </style:style>
    <style:style style:name="ACOL-2" style:family="table-column">
      <style:table-column-properties style:column-width="73.75748031496062pt" style:use-optimal-column-width="true"/>
    </style:style>
    <style:style style:name="ACOL-3" style:family="table-column">
      <style:table-column-properties style:column-width="74.49448818897639pt" style:use-optimal-column-width="true"/>
    </style:style>
    <style:style style:name="ACOL-4" style:family="table-column">
      <style:table-column-properties style:column-width="76.05354330708661pt" style:use-optimal-column-width="true"/>
    </style:style>
    <style:style style:name="ACOL-5" style:family="table-column">
      <style:table-column-properties style:column-width="64.00629921259842pt" style:use-optimal-column-width="true"/>
    </style:style>
    <style:style style:name="ACOL-6" style:family="table-column">
      <style:table-column-properties style:column-width="90.51023622047245pt" style:use-optimal-column-width="true"/>
    </style:style>
    <style:style style:name="ACOL-7" style:family="table-column">
      <style:table-column-properties style:column-width="98.05039370078741pt" style:use-optimal-column-width="true"/>
    </style:style>
    <style:style style:name="ACOL-8" style:family="table-column"/>
    <style:style style:name="AROW-1" style:family="table-row">
      <style:table-row-properties style:row-height="19.757480314960628pt" style:use-optimal-row-height="false"/>
    </style:style>
    <style:style style:name="AROW-2" style:family="table-row">
      <style:table-row-properties style:row-height="18.737007874015752pt" style:use-optimal-row-height="false"/>
    </style:style>
    <style:style style:name="AROW-3" style:family="table-row">
      <style:table-row-properties style:row-height="12.614173228346457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8" table:style-name="ACOL-1"/>
        <table:table-column table:default-cell-style-name="ACE-8" table:style-name="ACOL-2"/>
        <table:table-column table:default-cell-style-name="ACE-8" table:style-name="ACOL-3"/>
        <table:table-column table:default-cell-style-name="ACE-8" table:style-name="ACOL-4"/>
        <table:table-column table:style-name="ACOL-5"/>
        <table:table-column table:default-cell-style-name="ACE-3" table:style-name="ACOL-5"/>
        <table:table-column table:style-name="ACOL-6"/>
        <table:table-column table:style-name="ACOL-7"/>
        <table:table-column table:style-name="ACOL-5" table:number-columns-repeated="2"/>
        <table:table-column table:style-name="ACOL-0" table:number-columns-repeated="118"/>
        <table:table-row table:style-name="AROW-1">
          <table:table-cell table:number-columns-spanned="2" table:style-name="ACE-0" office:value-type="string">
            <text:p>1<text:span text:style-name="AC-superscript">st</text:span> Place</text:p>
          </table:table-cell>
          <table:covered-table-cell/>
          <table:table-cell table:number-columns-spanned="6" table:style-name="ACE-18" table:formula="of:=OFFSET([.$A$6];MATCH(1;[.$F$6:.$F$52];0)-1;0)" office:value-type="float" office:value="0">
            <text:p>0</text:p>
          </table:table-cell>
          <table:covered-table-cell table:number-columns-repeated="5"/>
          <table:table-cell table:number-columns-repeated="120" table:style-name="Gnumeric-default"/>
        </table:table-row>
        <table:table-row table:style-name="AROW-1">
          <table:table-cell table:number-columns-spanned="2" table:style-name="ACE-1" office:value-type="string">
            <text:p>2<text:span text:style-name="AC-superscript">nd</text:span> Place</text:p>
          </table:table-cell>
          <table:covered-table-cell/>
          <table:table-cell table:number-columns-spanned="6" table:style-name="ACE-19" table:formula="of:=OFFSET([.$A$6];MATCH(2;[.$F$6:.$F$52];0)-1;0)" office:value-type="string" office:string-value="#N/A">
            <text:p>#N/A</text:p>
          </table:table-cell>
          <table:covered-table-cell table:number-columns-repeated="5"/>
          <table:table-cell table:number-columns-repeated="120" table:style-name="Gnumeric-default"/>
        </table:table-row>
        <table:table-row table:style-name="AROW-1">
          <table:table-cell table:number-columns-spanned="2" table:style-name="ACE-2" office:value-type="string">
            <text:p>3<text:span text:style-name="AC-superscript">rd</text:span> Place</text:p>
          </table:table-cell>
          <table:covered-table-cell/>
          <table:table-cell table:number-columns-spanned="6" table:style-name="ACE-20" table:formula="of:=OFFSET([.$A$6];MATCH(3;[.$F$6:.$F$52];0)-1;0)" office:value-type="string" office:string-value="#N/A">
            <text:p>#N/A</text:p>
          </table:table-cell>
          <table:covered-table-cell table:number-columns-repeated="5"/>
          <table:table-cell table:number-columns-repeated="120" table:style-name="Gnumeric-default"/>
        </table:table-row>
        <table:table-row table:style-name="AROW-2">
          <table:table-cell table:number-columns-repeated="4" table:style-name="ACE-3"/>
          <table:table-cell table:style-name="ACE-28"/>
          <table:table-cell table:number-columns-repeated="3" table:style-name="ACE-3"/>
          <table:table-cell table:number-columns-repeated="120" table:style-name="Gnumeric-default"/>
        </table:table-row>
        <table:table-row table:style-name="AROW-3">
          <table:table-cell table:style-name="ACE-4" office:value-type="string">
            <text:p>Cub</text:p>
          </table:table-cell>
          <table:table-cell table:style-name="ACE-4" office:value-type="string">
            <text:p>Track 1 Time</text:p>
          </table:table-cell>
          <table:table-cell table:style-name="ACE-4" office:value-type="string">
            <text:p>Track 2 Time</text:p>
          </table:table-cell>
          <table:table-cell table:style-name="ACE-4" office:value-type="string">
            <text:p>Track 3 Time</text:p>
          </table:table-cell>
          <table:table-cell table:style-name="ACE-4" office:value-type="string">
            <text:p>Avg Time</text:p>
          </table:table-cell>
          <table:table-cell table:style-name="ACE-4" office:value-type="string">
            <text:p>Ranking</text:p>
          </table:table-cell>
          <table:table-cell table:style-name="ACE-4" office:value-type="string">
            <text:p>Avg Speed (m/s)</text:p>
          </table:table-cell>
          <table:table-cell table:style-name="ACE-4" office:value-type="string">
            <text:p>NHRA Speed (km/h)</text:p>
          </table:table-cell>
          <table:table-cell table:number-columns-repeated="120" table:style-name="Gnumeric-default"/>
        </table:table-row>
        <table:table-row table:style-name="AROW-3">
          <table:table-cell table:style-name="ACE-5"/>
          <table:table-cell table:number-columns-repeated="2" table:style-name="ACE-11"/>
          <table:table-cell table:style-name="ACE-21"/>
          <table:table-cell table:style-name="ACE-29" table:formula="of:=IF(SUM([.B6:.D6])=0;9999;AVERAGE([.B6:.D6]))" office:value-type="float" office:value="9999">
            <text:p>9999.000</text:p>
          </table:table-cell>
          <table:table-cell table:style-name="ACE-32" table:formula="of:=RANK(IF([.E6]=0;10000000;[.E6]);[.$E$6:.$E$52];1)" office:value-type="float" office:value="1">
            <text:p>1</text:p>
          </table:table-cell>
          <table:table-cell table:style-name="ACE-35" table:formula="of:=[.$B$53]/[.E6]" office:value-type="float" office:value="0.0010001000100010001">
            <text:p>0.00</text:p>
          </table:table-cell>
          <table:table-cell table:style-name="ACE-38" table:formula="of:=[.$B$54]/1000/([.E6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7:.D7])=0;9999;AVERAGE([.B7:.D7]))" office:value-type="float" office:value="9999">
            <text:p>9999.000</text:p>
          </table:table-cell>
          <table:table-cell table:style-name="ACE-33" table:formula="of:=RANK(IF([.E7]=0;10000000;[.E7]);[.$E$6:.$E$52];1)" office:value-type="float" office:value="1">
            <text:p>1</text:p>
          </table:table-cell>
          <table:table-cell table:style-name="ACE-36" table:formula="of:=[.$B$53]/[.E7]" office:value-type="float" office:value="0.0010001000100010001">
            <text:p>0.00</text:p>
          </table:table-cell>
          <table:table-cell table:style-name="ACE-39" table:formula="of:=[.$B$54]/1000/([.E7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8:.D8])=0;9999;AVERAGE([.B8:.D8]))" office:value-type="float" office:value="9999">
            <text:p>9999.000</text:p>
          </table:table-cell>
          <table:table-cell table:style-name="ACE-33" table:formula="of:=RANK(IF([.E8]=0;10000000;[.E8]);[.$E$6:.$E$52];1)" office:value-type="float" office:value="1">
            <text:p>1</text:p>
          </table:table-cell>
          <table:table-cell table:style-name="ACE-36" table:formula="of:=[.$B$53]/[.E8]" office:value-type="float" office:value="0.0010001000100010001">
            <text:p>0.00</text:p>
          </table:table-cell>
          <table:table-cell table:style-name="ACE-39" table:formula="of:=[.$B$54]/1000/([.E8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3"/>
          <table:table-cell table:style-name="ACE-23"/>
          <table:table-cell table:style-name="ACE-30" table:formula="of:=IF(SUM([.B9:.D9])=0;9999;AVERAGE([.B9:.D9]))" office:value-type="float" office:value="9999">
            <text:p>9999.000</text:p>
          </table:table-cell>
          <table:table-cell table:style-name="ACE-33" table:formula="of:=RANK(IF([.E9]=0;10000000;[.E9]);[.$E$6:.$E$52];1)" office:value-type="float" office:value="1">
            <text:p>1</text:p>
          </table:table-cell>
          <table:table-cell table:style-name="ACE-36" table:formula="of:=[.$B$53]/[.E9]" office:value-type="float" office:value="0.0010001000100010001">
            <text:p>0.00</text:p>
          </table:table-cell>
          <table:table-cell table:style-name="ACE-39" table:formula="of:=[.$B$54]/1000/([.E9]/3600)" office:value-type="float" office:value="0.14401440144014402">
            <text:p>0</text:p>
          </table:table-cell>
          <table:table-cell table:style-name="Gnumeric-default"/>
          <table:table-cell table:style-name="ACE-3"/>
          <table:table-cell table:number-columns-repeated="118" table:style-name="Gnumeric-default"/>
        </table:table-row>
        <table:table-row table:style-name="AROW-3">
          <table:table-cell table:style-name="ACE-6"/>
          <table:table-cell table:number-columns-repeated="2" table:style-name="ACE-14"/>
          <table:table-cell table:style-name="ACE-24"/>
          <table:table-cell table:style-name="ACE-30" table:formula="of:=IF(SUM([.B10:.D10])=0;9999;AVERAGE([.B10:.D10]))" office:value-type="float" office:value="9999">
            <text:p>9999.000</text:p>
          </table:table-cell>
          <table:table-cell table:style-name="ACE-33" table:formula="of:=RANK(IF([.E10]=0;10000000;[.E10]);[.$E$6:.$E$52];1)" office:value-type="float" office:value="1">
            <text:p>1</text:p>
          </table:table-cell>
          <table:table-cell table:style-name="ACE-36" table:formula="of:=[.$B$53]/[.E10]" office:value-type="float" office:value="0.0010001000100010001">
            <text:p>0.00</text:p>
          </table:table-cell>
          <table:table-cell table:style-name="ACE-39" table:formula="of:=[.$B$54]/1000/([.E10]/3600)" office:value-type="float" office:value="0.14401440144014402">
            <text:p>0</text:p>
          </table:table-cell>
          <table:table-cell table:style-name="Gnumeric-default"/>
          <table:table-cell table:style-name="ACE-3"/>
          <table:table-cell table:number-columns-repeated="118" table:style-name="Gnumeric-default"/>
        </table:table-row>
        <table:table-row table:style-name="AROW-3">
          <table:table-cell table:style-name="ACE-6"/>
          <table:table-cell table:number-columns-repeated="2" table:style-name="ACE-15"/>
          <table:table-cell table:style-name="ACE-25"/>
          <table:table-cell table:style-name="ACE-30" table:formula="of:=IF(SUM([.B11:.D11])=0;9999;AVERAGE([.B11:.D11]))" office:value-type="float" office:value="9999">
            <text:p>9999.000</text:p>
          </table:table-cell>
          <table:table-cell table:style-name="ACE-33" table:formula="of:=RANK(IF([.E11]=0;10000000;[.E11]);[.$E$6:.$E$52];1)" office:value-type="float" office:value="1">
            <text:p>1</text:p>
          </table:table-cell>
          <table:table-cell table:style-name="ACE-36" table:formula="of:=[.$B$53]/[.E11]" office:value-type="float" office:value="0.0010001000100010001">
            <text:p>0.00</text:p>
          </table:table-cell>
          <table:table-cell table:style-name="ACE-39" table:formula="of:=[.$B$54]/1000/([.E11]/3600)" office:value-type="float" office:value="0.14401440144014402">
            <text:p>0</text:p>
          </table:table-cell>
          <table:table-cell table:style-name="Gnumeric-default"/>
          <table:table-cell table:style-name="ACE-3"/>
          <table:table-cell table:number-columns-repeated="118" table:style-name="Gnumeric-default"/>
        </table:table-row>
        <table:table-row table:style-name="AROW-3">
          <table:table-cell table:style-name="ACE-6"/>
          <table:table-cell table:number-columns-repeated="2" table:style-name="ACE-16"/>
          <table:table-cell table:style-name="ACE-26"/>
          <table:table-cell table:style-name="ACE-30" table:formula="of:=IF(SUM([.B12:.D12])=0;9999;AVERAGE([.B12:.D12]))" office:value-type="float" office:value="9999">
            <text:p>9999.000</text:p>
          </table:table-cell>
          <table:table-cell table:style-name="ACE-33" table:formula="of:=RANK(IF([.E12]=0;10000000;[.E12]);[.$E$6:.$E$52];1)" office:value-type="float" office:value="1">
            <text:p>1</text:p>
          </table:table-cell>
          <table:table-cell table:style-name="ACE-36" table:formula="of:=[.$B$53]/[.E12]" office:value-type="float" office:value="0.0010001000100010001">
            <text:p>0.00</text:p>
          </table:table-cell>
          <table:table-cell table:style-name="ACE-39" table:formula="of:=[.$B$54]/1000/([.E12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13:.D13])=0;9999;AVERAGE([.B13:.D13]))" office:value-type="float" office:value="9999">
            <text:p>9999.000</text:p>
          </table:table-cell>
          <table:table-cell table:style-name="ACE-33" table:formula="of:=RANK(IF([.E13]=0;10000000;[.E13]);[.$E$6:.$E$52];1)" office:value-type="float" office:value="1">
            <text:p>1</text:p>
          </table:table-cell>
          <table:table-cell table:style-name="ACE-36" table:formula="of:=[.$B$53]/[.E13]" office:value-type="float" office:value="0.0010001000100010001">
            <text:p>0.00</text:p>
          </table:table-cell>
          <table:table-cell table:style-name="ACE-39" table:formula="of:=[.$B$54]/1000/([.E13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14:.D14])=0;9999;AVERAGE([.B14:.D14]))" office:value-type="float" office:value="9999">
            <text:p>9999.000</text:p>
          </table:table-cell>
          <table:table-cell table:style-name="ACE-33" table:formula="of:=RANK(IF([.E14]=0;10000000;[.E14]);[.$E$6:.$E$52];1)" office:value-type="float" office:value="1">
            <text:p>1</text:p>
          </table:table-cell>
          <table:table-cell table:style-name="ACE-36" table:formula="of:=[.$B$53]/[.E14]" office:value-type="float" office:value="0.0010001000100010001">
            <text:p>0.00</text:p>
          </table:table-cell>
          <table:table-cell table:style-name="ACE-39" table:formula="of:=[.$B$54]/1000/([.E14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15:.D15])=0;9999;AVERAGE([.B15:.D15]))" office:value-type="float" office:value="9999">
            <text:p>9999.000</text:p>
          </table:table-cell>
          <table:table-cell table:style-name="ACE-33" table:formula="of:=RANK(IF([.E15]=0;10000000;[.E15]);[.$E$6:.$E$52];1)" office:value-type="float" office:value="1">
            <text:p>1</text:p>
          </table:table-cell>
          <table:table-cell table:style-name="ACE-36" table:formula="of:=[.$B$53]/[.E15]" office:value-type="float" office:value="0.0010001000100010001">
            <text:p>0.00</text:p>
          </table:table-cell>
          <table:table-cell table:style-name="ACE-39" table:formula="of:=[.$B$54]/1000/([.E15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16:.D16])=0;9999;AVERAGE([.B16:.D16]))" office:value-type="float" office:value="9999">
            <text:p>9999.000</text:p>
          </table:table-cell>
          <table:table-cell table:style-name="ACE-33" table:formula="of:=RANK(IF([.E16]=0;10000000;[.E16]);[.$E$6:.$E$52];1)" office:value-type="float" office:value="1">
            <text:p>1</text:p>
          </table:table-cell>
          <table:table-cell table:style-name="ACE-36" table:formula="of:=[.$B$53]/[.E16]" office:value-type="float" office:value="0.0010001000100010001">
            <text:p>0.00</text:p>
          </table:table-cell>
          <table:table-cell table:style-name="ACE-39" table:formula="of:=[.$B$54]/1000/([.E16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17:.D17])=0;9999;AVERAGE([.B17:.D17]))" office:value-type="float" office:value="9999">
            <text:p>9999.000</text:p>
          </table:table-cell>
          <table:table-cell table:style-name="ACE-33" table:formula="of:=RANK(IF([.E17]=0;10000000;[.E17]);[.$E$6:.$E$52];1)" office:value-type="float" office:value="1">
            <text:p>1</text:p>
          </table:table-cell>
          <table:table-cell table:style-name="ACE-36" table:formula="of:=[.$B$53]/[.E17]" office:value-type="float" office:value="0.0010001000100010001">
            <text:p>0.00</text:p>
          </table:table-cell>
          <table:table-cell table:style-name="ACE-39" table:formula="of:=[.$B$54]/1000/([.E17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18:.D18])=0;9999;AVERAGE([.B18:.D18]))" office:value-type="float" office:value="9999">
            <text:p>9999.000</text:p>
          </table:table-cell>
          <table:table-cell table:style-name="ACE-33" table:formula="of:=RANK(IF([.E18]=0;10000000;[.E18]);[.$E$6:.$E$52];1)" office:value-type="float" office:value="1">
            <text:p>1</text:p>
          </table:table-cell>
          <table:table-cell table:style-name="ACE-36" table:formula="of:=[.$B$53]/[.E18]" office:value-type="float" office:value="0.0010001000100010001">
            <text:p>0.00</text:p>
          </table:table-cell>
          <table:table-cell table:style-name="ACE-39" table:formula="of:=[.$B$54]/1000/([.E18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19:.D19])=0;9999;AVERAGE([.B19:.D19]))" office:value-type="float" office:value="9999">
            <text:p>9999.000</text:p>
          </table:table-cell>
          <table:table-cell table:style-name="ACE-33" table:formula="of:=RANK(IF([.E19]=0;10000000;[.E19]);[.$E$6:.$E$52];1)" office:value-type="float" office:value="1">
            <text:p>1</text:p>
          </table:table-cell>
          <table:table-cell table:style-name="ACE-36" table:formula="of:=[.$B$53]/[.E19]" office:value-type="float" office:value="0.0010001000100010001">
            <text:p>0.00</text:p>
          </table:table-cell>
          <table:table-cell table:style-name="ACE-39" table:formula="of:=[.$B$54]/1000/([.E19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0:.D20])=0;9999;AVERAGE([.B20:.D20]))" office:value-type="float" office:value="9999">
            <text:p>9999.000</text:p>
          </table:table-cell>
          <table:table-cell table:style-name="ACE-33" table:formula="of:=RANK(IF([.E20]=0;10000000;[.E20]);[.$E$6:.$E$52];1)" office:value-type="float" office:value="1">
            <text:p>1</text:p>
          </table:table-cell>
          <table:table-cell table:style-name="ACE-36" table:formula="of:=[.$B$53]/[.E20]" office:value-type="float" office:value="0.0010001000100010001">
            <text:p>0.00</text:p>
          </table:table-cell>
          <table:table-cell table:style-name="ACE-39" table:formula="of:=[.$B$54]/1000/([.E20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1:.D21])=0;9999;AVERAGE([.B21:.D21]))" office:value-type="float" office:value="9999">
            <text:p>9999.000</text:p>
          </table:table-cell>
          <table:table-cell table:style-name="ACE-33" table:formula="of:=RANK(IF([.E21]=0;10000000;[.E21]);[.$E$6:.$E$52];1)" office:value-type="float" office:value="1">
            <text:p>1</text:p>
          </table:table-cell>
          <table:table-cell table:style-name="ACE-36" table:formula="of:=[.$B$53]/[.E21]" office:value-type="float" office:value="0.0010001000100010001">
            <text:p>0.00</text:p>
          </table:table-cell>
          <table:table-cell table:style-name="ACE-39" table:formula="of:=[.$B$54]/1000/([.E21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2:.D22])=0;9999;AVERAGE([.B22:.D22]))" office:value-type="float" office:value="9999">
            <text:p>9999.000</text:p>
          </table:table-cell>
          <table:table-cell table:style-name="ACE-33" table:formula="of:=RANK(IF([.E22]=0;10000000;[.E22]);[.$E$6:.$E$52];1)" office:value-type="float" office:value="1">
            <text:p>1</text:p>
          </table:table-cell>
          <table:table-cell table:style-name="ACE-36" table:formula="of:=[.$B$53]/[.E22]" office:value-type="float" office:value="0.0010001000100010001">
            <text:p>0.00</text:p>
          </table:table-cell>
          <table:table-cell table:style-name="ACE-39" table:formula="of:=[.$B$54]/1000/([.E22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3:.D23])=0;9999;AVERAGE([.B23:.D23]))" office:value-type="float" office:value="9999">
            <text:p>9999.000</text:p>
          </table:table-cell>
          <table:table-cell table:style-name="ACE-33" table:formula="of:=RANK(IF([.E23]=0;10000000;[.E23]);[.$E$6:.$E$52];1)" office:value-type="float" office:value="1">
            <text:p>1</text:p>
          </table:table-cell>
          <table:table-cell table:style-name="ACE-36" table:formula="of:=[.$B$53]/[.E23]" office:value-type="float" office:value="0.0010001000100010001">
            <text:p>0.00</text:p>
          </table:table-cell>
          <table:table-cell table:style-name="ACE-39" table:formula="of:=[.$B$54]/1000/([.E23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4:.D24])=0;9999;AVERAGE([.B24:.D24]))" office:value-type="float" office:value="9999">
            <text:p>9999.000</text:p>
          </table:table-cell>
          <table:table-cell table:style-name="ACE-33" table:formula="of:=RANK(IF([.E24]=0;10000000;[.E24]);[.$E$6:.$E$52];1)" office:value-type="float" office:value="1">
            <text:p>1</text:p>
          </table:table-cell>
          <table:table-cell table:style-name="ACE-36" table:formula="of:=[.$B$53]/[.E24]" office:value-type="float" office:value="0.0010001000100010001">
            <text:p>0.00</text:p>
          </table:table-cell>
          <table:table-cell table:style-name="ACE-39" table:formula="of:=[.$B$54]/1000/([.E24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5:.D25])=0;9999;AVERAGE([.B25:.D25]))" office:value-type="float" office:value="9999">
            <text:p>9999.000</text:p>
          </table:table-cell>
          <table:table-cell table:style-name="ACE-33" table:formula="of:=RANK(IF([.E25]=0;10000000;[.E25]);[.$E$6:.$E$52];1)" office:value-type="float" office:value="1">
            <text:p>1</text:p>
          </table:table-cell>
          <table:table-cell table:style-name="ACE-36" table:formula="of:=[.$B$53]/[.E25]" office:value-type="float" office:value="0.0010001000100010001">
            <text:p>0.00</text:p>
          </table:table-cell>
          <table:table-cell table:style-name="ACE-39" table:formula="of:=[.$B$54]/1000/([.E25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6:.D26])=0;9999;AVERAGE([.B26:.D26]))" office:value-type="float" office:value="9999">
            <text:p>9999.000</text:p>
          </table:table-cell>
          <table:table-cell table:style-name="ACE-33" table:formula="of:=RANK(IF([.E26]=0;10000000;[.E26]);[.$E$6:.$E$52];1)" office:value-type="float" office:value="1">
            <text:p>1</text:p>
          </table:table-cell>
          <table:table-cell table:style-name="ACE-36" table:formula="of:=[.$B$53]/[.E26]" office:value-type="float" office:value="0.0010001000100010001">
            <text:p>0.00</text:p>
          </table:table-cell>
          <table:table-cell table:style-name="ACE-39" table:formula="of:=[.$B$54]/1000/([.E26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7:.D27])=0;9999;AVERAGE([.B27:.D27]))" office:value-type="float" office:value="9999">
            <text:p>9999.000</text:p>
          </table:table-cell>
          <table:table-cell table:style-name="ACE-33" table:formula="of:=RANK(IF([.E27]=0;10000000;[.E27]);[.$E$6:.$E$52];1)" office:value-type="float" office:value="1">
            <text:p>1</text:p>
          </table:table-cell>
          <table:table-cell table:style-name="ACE-36" table:formula="of:=[.$B$53]/[.E27]" office:value-type="float" office:value="0.0010001000100010001">
            <text:p>0.00</text:p>
          </table:table-cell>
          <table:table-cell table:style-name="ACE-39" table:formula="of:=[.$B$54]/1000/([.E27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8:.D28])=0;9999;AVERAGE([.B28:.D28]))" office:value-type="float" office:value="9999">
            <text:p>9999.000</text:p>
          </table:table-cell>
          <table:table-cell table:style-name="ACE-33" table:formula="of:=RANK(IF([.E28]=0;10000000;[.E28]);[.$E$6:.$E$52];1)" office:value-type="float" office:value="1">
            <text:p>1</text:p>
          </table:table-cell>
          <table:table-cell table:style-name="ACE-36" table:formula="of:=[.$B$53]/[.E28]" office:value-type="float" office:value="0.0010001000100010001">
            <text:p>0.00</text:p>
          </table:table-cell>
          <table:table-cell table:style-name="ACE-39" table:formula="of:=[.$B$54]/1000/([.E28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29:.D29])=0;9999;AVERAGE([.B29:.D29]))" office:value-type="float" office:value="9999">
            <text:p>9999.000</text:p>
          </table:table-cell>
          <table:table-cell table:style-name="ACE-33" table:formula="of:=RANK(IF([.E29]=0;10000000;[.E29]);[.$E$6:.$E$52];1)" office:value-type="float" office:value="1">
            <text:p>1</text:p>
          </table:table-cell>
          <table:table-cell table:style-name="ACE-36" table:formula="of:=[.$B$53]/[.E29]" office:value-type="float" office:value="0.0010001000100010001">
            <text:p>0.00</text:p>
          </table:table-cell>
          <table:table-cell table:style-name="ACE-39" table:formula="of:=[.$B$54]/1000/([.E29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0:.D30])=0;9999;AVERAGE([.B30:.D30]))" office:value-type="float" office:value="9999">
            <text:p>9999.000</text:p>
          </table:table-cell>
          <table:table-cell table:style-name="ACE-33" table:formula="of:=RANK(IF([.E30]=0;10000000;[.E30]);[.$E$6:.$E$52];1)" office:value-type="float" office:value="1">
            <text:p>1</text:p>
          </table:table-cell>
          <table:table-cell table:style-name="ACE-36" table:formula="of:=[.$B$53]/[.E30]" office:value-type="float" office:value="0.0010001000100010001">
            <text:p>0.00</text:p>
          </table:table-cell>
          <table:table-cell table:style-name="ACE-39" table:formula="of:=[.$B$54]/1000/([.E30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1:.D31])=0;9999;AVERAGE([.B31:.D31]))" office:value-type="float" office:value="9999">
            <text:p>9999.000</text:p>
          </table:table-cell>
          <table:table-cell table:style-name="ACE-33" table:formula="of:=RANK(IF([.E31]=0;10000000;[.E31]);[.$E$6:.$E$52];1)" office:value-type="float" office:value="1">
            <text:p>1</text:p>
          </table:table-cell>
          <table:table-cell table:style-name="ACE-36" table:formula="of:=[.$B$53]/[.E31]" office:value-type="float" office:value="0.0010001000100010001">
            <text:p>0.00</text:p>
          </table:table-cell>
          <table:table-cell table:style-name="ACE-39" table:formula="of:=[.$B$54]/1000/([.E31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2:.D32])=0;9999;AVERAGE([.B32:.D32]))" office:value-type="float" office:value="9999">
            <text:p>9999.000</text:p>
          </table:table-cell>
          <table:table-cell table:style-name="ACE-33" table:formula="of:=RANK(IF([.E32]=0;10000000;[.E32]);[.$E$6:.$E$52];1)" office:value-type="float" office:value="1">
            <text:p>1</text:p>
          </table:table-cell>
          <table:table-cell table:style-name="ACE-36" table:formula="of:=[.$B$53]/[.E32]" office:value-type="float" office:value="0.0010001000100010001">
            <text:p>0.00</text:p>
          </table:table-cell>
          <table:table-cell table:style-name="ACE-39" table:formula="of:=[.$B$54]/1000/([.E32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3:.D33])=0;9999;AVERAGE([.B33:.D33]))" office:value-type="float" office:value="9999">
            <text:p>9999.000</text:p>
          </table:table-cell>
          <table:table-cell table:style-name="ACE-33" table:formula="of:=RANK(IF([.E33]=0;10000000;[.E33]);[.$E$6:.$E$52];1)" office:value-type="float" office:value="1">
            <text:p>1</text:p>
          </table:table-cell>
          <table:table-cell table:style-name="ACE-36" table:formula="of:=[.$B$53]/[.E33]" office:value-type="float" office:value="0.0010001000100010001">
            <text:p>0.00</text:p>
          </table:table-cell>
          <table:table-cell table:style-name="ACE-39" table:formula="of:=[.$B$54]/1000/([.E33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4:.D34])=0;9999;AVERAGE([.B34:.D34]))" office:value-type="float" office:value="9999">
            <text:p>9999.000</text:p>
          </table:table-cell>
          <table:table-cell table:style-name="ACE-33" table:formula="of:=RANK(IF([.E34]=0;10000000;[.E34]);[.$E$6:.$E$52];1)" office:value-type="float" office:value="1">
            <text:p>1</text:p>
          </table:table-cell>
          <table:table-cell table:style-name="ACE-36" table:formula="of:=[.$B$53]/[.E34]" office:value-type="float" office:value="0.0010001000100010001">
            <text:p>0.00</text:p>
          </table:table-cell>
          <table:table-cell table:style-name="ACE-39" table:formula="of:=[.$B$54]/1000/([.E34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5:.D35])=0;9999;AVERAGE([.B35:.D35]))" office:value-type="float" office:value="9999">
            <text:p>9999.000</text:p>
          </table:table-cell>
          <table:table-cell table:style-name="ACE-33" table:formula="of:=RANK(IF([.E35]=0;10000000;[.E35]);[.$E$6:.$E$52];1)" office:value-type="float" office:value="1">
            <text:p>1</text:p>
          </table:table-cell>
          <table:table-cell table:style-name="ACE-36" table:formula="of:=[.$B$53]/[.E35]" office:value-type="float" office:value="0.0010001000100010001">
            <text:p>0.00</text:p>
          </table:table-cell>
          <table:table-cell table:style-name="ACE-39" table:formula="of:=[.$B$54]/1000/([.E35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6:.D36])=0;9999;AVERAGE([.B36:.D36]))" office:value-type="float" office:value="9999">
            <text:p>9999.000</text:p>
          </table:table-cell>
          <table:table-cell table:style-name="ACE-33" table:formula="of:=RANK(IF([.E36]=0;10000000;[.E36]);[.$E$6:.$E$52];1)" office:value-type="float" office:value="1">
            <text:p>1</text:p>
          </table:table-cell>
          <table:table-cell table:style-name="ACE-36" table:formula="of:=[.$B$53]/[.E36]" office:value-type="float" office:value="0.0010001000100010001">
            <text:p>0.00</text:p>
          </table:table-cell>
          <table:table-cell table:style-name="ACE-39" table:formula="of:=[.$B$54]/1000/([.E36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7:.D37])=0;9999;AVERAGE([.B37:.D37]))" office:value-type="float" office:value="9999">
            <text:p>9999.000</text:p>
          </table:table-cell>
          <table:table-cell table:style-name="ACE-33" table:formula="of:=RANK(IF([.E37]=0;10000000;[.E37]);[.$E$6:.$E$52];1)" office:value-type="float" office:value="1">
            <text:p>1</text:p>
          </table:table-cell>
          <table:table-cell table:style-name="ACE-36" table:formula="of:=[.$B$53]/[.E37]" office:value-type="float" office:value="0.0010001000100010001">
            <text:p>0.00</text:p>
          </table:table-cell>
          <table:table-cell table:style-name="ACE-39" table:formula="of:=[.$B$54]/1000/([.E37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8:.D38])=0;9999;AVERAGE([.B38:.D38]))" office:value-type="float" office:value="9999">
            <text:p>9999.000</text:p>
          </table:table-cell>
          <table:table-cell table:style-name="ACE-33" table:formula="of:=RANK(IF([.E38]=0;10000000;[.E38]);[.$E$6:.$E$52];1)" office:value-type="float" office:value="1">
            <text:p>1</text:p>
          </table:table-cell>
          <table:table-cell table:style-name="ACE-36" table:formula="of:=[.$B$53]/[.E38]" office:value-type="float" office:value="0.0010001000100010001">
            <text:p>0.00</text:p>
          </table:table-cell>
          <table:table-cell table:style-name="ACE-39" table:formula="of:=[.$B$54]/1000/([.E38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39:.D39])=0;9999;AVERAGE([.B39:.D39]))" office:value-type="float" office:value="9999">
            <text:p>9999.000</text:p>
          </table:table-cell>
          <table:table-cell table:style-name="ACE-33" table:formula="of:=RANK(IF([.E39]=0;10000000;[.E39]);[.$E$6:.$E$52];1)" office:value-type="float" office:value="1">
            <text:p>1</text:p>
          </table:table-cell>
          <table:table-cell table:style-name="ACE-36" table:formula="of:=[.$B$53]/[.E39]" office:value-type="float" office:value="0.0010001000100010001">
            <text:p>0.00</text:p>
          </table:table-cell>
          <table:table-cell table:style-name="ACE-39" table:formula="of:=[.$B$54]/1000/([.E39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0:.D40])=0;9999;AVERAGE([.B40:.D40]))" office:value-type="float" office:value="9999">
            <text:p>9999.000</text:p>
          </table:table-cell>
          <table:table-cell table:style-name="ACE-33" table:formula="of:=RANK(IF([.E40]=0;10000000;[.E40]);[.$E$6:.$E$52];1)" office:value-type="float" office:value="1">
            <text:p>1</text:p>
          </table:table-cell>
          <table:table-cell table:style-name="ACE-36" table:formula="of:=[.$B$53]/[.E40]" office:value-type="float" office:value="0.0010001000100010001">
            <text:p>0.00</text:p>
          </table:table-cell>
          <table:table-cell table:style-name="ACE-39" table:formula="of:=[.$B$54]/1000/([.E40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1:.D41])=0;9999;AVERAGE([.B41:.D41]))" office:value-type="float" office:value="9999">
            <text:p>9999.000</text:p>
          </table:table-cell>
          <table:table-cell table:style-name="ACE-33" table:formula="of:=RANK(IF([.E41]=0;10000000;[.E41]);[.$E$6:.$E$52];1)" office:value-type="float" office:value="1">
            <text:p>1</text:p>
          </table:table-cell>
          <table:table-cell table:style-name="ACE-36" table:formula="of:=[.$B$53]/[.E41]" office:value-type="float" office:value="0.0010001000100010001">
            <text:p>0.00</text:p>
          </table:table-cell>
          <table:table-cell table:style-name="ACE-39" table:formula="of:=[.$B$54]/1000/([.E41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2:.D42])=0;9999;AVERAGE([.B42:.D42]))" office:value-type="float" office:value="9999">
            <text:p>9999.000</text:p>
          </table:table-cell>
          <table:table-cell table:style-name="ACE-33" table:formula="of:=RANK(IF([.E42]=0;10000000;[.E42]);[.$E$6:.$E$52];1)" office:value-type="float" office:value="1">
            <text:p>1</text:p>
          </table:table-cell>
          <table:table-cell table:style-name="ACE-36" table:formula="of:=[.$B$53]/[.E42]" office:value-type="float" office:value="0.0010001000100010001">
            <text:p>0.00</text:p>
          </table:table-cell>
          <table:table-cell table:style-name="ACE-39" table:formula="of:=[.$B$54]/1000/([.E42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3:.D43])=0;9999;AVERAGE([.B43:.D43]))" office:value-type="float" office:value="9999">
            <text:p>9999.000</text:p>
          </table:table-cell>
          <table:table-cell table:style-name="ACE-33" table:formula="of:=RANK(IF([.E43]=0;10000000;[.E43]);[.$E$6:.$E$52];1)" office:value-type="float" office:value="1">
            <text:p>1</text:p>
          </table:table-cell>
          <table:table-cell table:style-name="ACE-36" table:formula="of:=[.$B$53]/[.E43]" office:value-type="float" office:value="0.0010001000100010001">
            <text:p>0.00</text:p>
          </table:table-cell>
          <table:table-cell table:style-name="ACE-39" table:formula="of:=[.$B$54]/1000/([.E43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4:.D44])=0;9999;AVERAGE([.B44:.D44]))" office:value-type="float" office:value="9999">
            <text:p>9999.000</text:p>
          </table:table-cell>
          <table:table-cell table:style-name="ACE-33" table:formula="of:=RANK(IF([.E44]=0;10000000;[.E44]);[.$E$6:.$E$52];1)" office:value-type="float" office:value="1">
            <text:p>1</text:p>
          </table:table-cell>
          <table:table-cell table:style-name="ACE-36" table:formula="of:=[.$B$53]/[.E44]" office:value-type="float" office:value="0.0010001000100010001">
            <text:p>0.00</text:p>
          </table:table-cell>
          <table:table-cell table:style-name="ACE-39" table:formula="of:=[.$B$54]/1000/([.E44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5:.D45])=0;9999;AVERAGE([.B45:.D45]))" office:value-type="float" office:value="9999">
            <text:p>9999.000</text:p>
          </table:table-cell>
          <table:table-cell table:style-name="ACE-33" table:formula="of:=RANK(IF([.E45]=0;10000000;[.E45]);[.$E$6:.$E$52];1)" office:value-type="float" office:value="1">
            <text:p>1</text:p>
          </table:table-cell>
          <table:table-cell table:style-name="ACE-36" table:formula="of:=[.$B$53]/[.E45]" office:value-type="float" office:value="0.0010001000100010001">
            <text:p>0.00</text:p>
          </table:table-cell>
          <table:table-cell table:style-name="ACE-39" table:formula="of:=[.$B$54]/1000/([.E45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6:.D46])=0;9999;AVERAGE([.B46:.D46]))" office:value-type="float" office:value="9999">
            <text:p>9999.000</text:p>
          </table:table-cell>
          <table:table-cell table:style-name="ACE-33" table:formula="of:=RANK(IF([.E46]=0;10000000;[.E46]);[.$E$6:.$E$52];1)" office:value-type="float" office:value="1">
            <text:p>1</text:p>
          </table:table-cell>
          <table:table-cell table:style-name="ACE-36" table:formula="of:=[.$B$53]/[.E46]" office:value-type="float" office:value="0.0010001000100010001">
            <text:p>0.00</text:p>
          </table:table-cell>
          <table:table-cell table:style-name="ACE-39" table:formula="of:=[.$B$54]/1000/([.E46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7:.D47])=0;9999;AVERAGE([.B47:.D47]))" office:value-type="float" office:value="9999">
            <text:p>9999.000</text:p>
          </table:table-cell>
          <table:table-cell table:style-name="ACE-33" table:formula="of:=RANK(IF([.E47]=0;10000000;[.E47]);[.$E$6:.$E$52];1)" office:value-type="float" office:value="1">
            <text:p>1</text:p>
          </table:table-cell>
          <table:table-cell table:style-name="ACE-36" table:formula="of:=[.$B$53]/[.E47]" office:value-type="float" office:value="0.0010001000100010001">
            <text:p>0.00</text:p>
          </table:table-cell>
          <table:table-cell table:style-name="ACE-39" table:formula="of:=[.$B$54]/1000/([.E47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8:.D48])=0;9999;AVERAGE([.B48:.D48]))" office:value-type="float" office:value="9999">
            <text:p>9999.000</text:p>
          </table:table-cell>
          <table:table-cell table:style-name="ACE-33" table:formula="of:=RANK(IF([.E48]=0;10000000;[.E48]);[.$E$6:.$E$52];1)" office:value-type="float" office:value="1">
            <text:p>1</text:p>
          </table:table-cell>
          <table:table-cell table:style-name="ACE-36" table:formula="of:=[.$B$53]/[.E48]" office:value-type="float" office:value="0.0010001000100010001">
            <text:p>0.00</text:p>
          </table:table-cell>
          <table:table-cell table:style-name="ACE-39" table:formula="of:=[.$B$54]/1000/([.E48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6"/>
          <table:table-cell table:number-columns-repeated="2" table:style-name="ACE-12"/>
          <table:table-cell table:style-name="ACE-22"/>
          <table:table-cell table:style-name="ACE-30" table:formula="of:=IF(SUM([.B49:.D49])=0;9999;AVERAGE([.B49:.D49]))" office:value-type="float" office:value="9999">
            <text:p>9999.000</text:p>
          </table:table-cell>
          <table:table-cell table:style-name="ACE-33" table:formula="of:=RANK(IF([.E49]=0;10000000;[.E49]);[.$E$6:.$E$52];1)" office:value-type="float" office:value="1">
            <text:p>1</text:p>
          </table:table-cell>
          <table:table-cell table:style-name="ACE-36" table:formula="of:=[.$B$53]/[.E49]" office:value-type="float" office:value="0.0010001000100010001">
            <text:p>0.00</text:p>
          </table:table-cell>
          <table:table-cell table:style-name="ACE-39" table:formula="of:=[.$B$54]/1000/([.E49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style-name="ACE-7"/>
          <table:table-cell table:number-columns-repeated="2" table:style-name="ACE-17"/>
          <table:table-cell table:style-name="ACE-27"/>
          <table:table-cell table:style-name="ACE-31" table:formula="of:=IF(SUM([.B50:.D50])=0;9999;AVERAGE([.B50:.D50]))" office:value-type="float" office:value="9999">
            <text:p>9999.000</text:p>
          </table:table-cell>
          <table:table-cell table:style-name="ACE-34" table:formula="of:=RANK(IF([.E50]=0;10000000;[.E50]);[.$E$6:.$E$52];1)" office:value-type="float" office:value="1">
            <text:p>1</text:p>
          </table:table-cell>
          <table:table-cell table:style-name="ACE-37" table:formula="of:=[.$B$53]/[.E50]" office:value-type="float" office:value="0.0010001000100010001">
            <text:p>0.00</text:p>
          </table:table-cell>
          <table:table-cell table:style-name="ACE-40" table:formula="of:=[.$B$54]/1000/([.E50]/3600)" office:value-type="float" office:value="0.14401440144014402">
            <text:p>0</text:p>
          </table:table-cell>
          <table:table-cell table:number-columns-repeated="120" table:style-name="Gnumeric-default"/>
        </table:table-row>
        <table:table-row table:style-name="AROW-3">
          <table:table-cell table:number-columns-repeated="128"/>
        </table:table-row>
        <table:table-row table:style-name="AROW-3">
          <table:table-cell table:style-name="ACE-9" office:value-type="string">
            <text:p>Configuration</text:p>
          </table:table-cell>
          <table:table-cell table:number-columns-repeated="3" table:style-name="ACE-8"/>
          <table:table-cell table:style-name="Gnumeric-default"/>
          <table:table-cell table:style-name="ACE-3"/>
          <table:table-cell table:number-columns-repeated="122" table:style-name="Gnumeric-default"/>
        </table:table-row>
        <table:table-row table:style-name="AROW-3">
          <table:table-cell table:style-name="Gnumeric-default" office:value-type="string">
            <text:p>Track Length:</text:p>
          </table:table-cell>
          <table:table-cell table:style-name="ACE-8" office:value-type="float" office:value="10">
            <text:p>10</text:p>
          </table:table-cell>
          <table:table-cell table:style-name="Gnumeric-default"/>
          <table:table-cell table:style-name="ACE-8"/>
          <table:table-cell table:style-name="Gnumeric-default"/>
          <table:table-cell table:style-name="ACE-3"/>
          <table:table-cell table:number-columns-repeated="122" table:style-name="Gnumeric-default"/>
        </table:table-row>
        <table:table-row table:style-name="AROW-3">
          <table:table-cell table:style-name="Gnumeric-default" office:value-type="string">
            <text:p>NHRA Length:</text:p>
          </table:table-cell>
          <table:table-cell table:style-name="ACE-8" office:value-type="float" office:value="400">
            <text:p>400</text:p>
          </table:table-cell>
          <table:table-cell table:style-name="Gnumeric-default"/>
          <table:table-cell table:style-name="ACE-8"/>
          <table:table-cell table:style-name="Gnumeric-default"/>
          <table:table-cell table:style-name="ACE-3"/>
          <table:table-cell table:number-columns-repeated="122" table:style-name="Gnumeric-default"/>
        </table:table-row>
        <table:table-row table:style-name="AROW-0" table:number-rows-repeated="1048522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5">
          <gnm:selection gnm:start-col="0" gnm:start-row="5" gnm:end-col="0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0" number:grouping="false" number:min-integer-digits="1"/>
    </number:number-style>
    <style:style style:name="Gnumeric-1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ff99" gnm:background-colour="#ffff99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ff8080" gnm:background-colour="#ff8080" gnm:pattern="1" style:print-content="true" style:decimal-places="13"/>
      <style:paragraph-properties/>
      <style:text-properties/>
    </style:style>
    <style:style style:name="Gnumeric-4" style:family="table-cell">
      <style:table-cell-properties fo:background-color="#83caff" gnm:background-colour="#83caff" gnm:pattern="1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21T18:59:46Z</dc:date>
    <meta:creation-date>2015-04-26T19:55:13Z</meta:creation-date>
    <meta:editing-cycles>7</meta:editing-cycles>
    <meta:editing-duration>PT1H41S</meta:editing-duration>
    <meta:generator>gnumeric/1.12.18</meta:generator>
    <meta:initial-creator>Wyatt Olson</meta:initial-creator>
  </office:meta>
</office:document-meta>
</file>